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22B00002A12608797F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Consolas, 'Andale Mono', 'DejaVu Sans Mono', monospace"/>
    <style:font-face style:name="Open Sans" svg:font-family="'Open San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cm" fo:margin-right="0cm" fo:margin-top="0cm" fo:margin-bottom="1.058cm" fo:orphans="2" fo:widows="2" fo:text-indent="0cm" style:auto-text-indent="false"/>
      <style:text-properties style:font-name="Consolas" fo:font-size="12pt" style:font-name-asian="Consolas" style:font-size-asian="12pt" style:font-name-complex="Consolas" style:font-size-complex="12pt"/>
    </style:style>
    <style:style style:name="P4" style:family="paragraph" style:parent-style-name="Text_20_body">
      <style:paragraph-properties fo:margin-left="0cm" fo:margin-right="0cm" fo:margin-top="0cm" fo:margin-bottom="1.058cm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/>
    </style:style>
    <style:style style:name="P6" style:family="paragraph" style:parent-style-name="Text_20_body" style:list-style-name="L1">
      <style:paragraph-properties fo:margin-top="0cm" fo:margin-bottom="0.265cm" fo:orphans="2" fo:widows="2"/>
    </style:style>
    <style:style style:name="T1" style:family="text">
      <style:text-properties fo:font-variant="normal" fo:text-transform="none" fo:color="#666666" style:font-name="Open Sans" fo:font-size="15pt" fo:letter-spacing="normal" fo:font-style="normal" fo:font-weight="normal"/>
    </style:style>
    <style:style style:name="T2" style:family="text">
      <style:text-properties fo:font-variant="normal" fo:text-transform="none" fo:color="#666666" style:font-name="Open Sans" fo:font-size="15pt" fo:letter-spacing="normal" fo:font-style="normal" fo:font-weight="bold"/>
    </style:style>
    <style:style style:name="T3" style:family="text">
      <style:text-properties fo:font-variant="normal" fo:text-transform="none" fo:color="#666666" style:font-name="Open Sans" fo:font-size="15pt" fo:letter-spacing="normal" fo:font-style="italic" fo:font-weight="normal"/>
    </style:style>
    <style:style style:name="T4" style:family="text">
      <style:text-properties fo:font-variant="normal" fo:text-transform="none" fo:color="#666666" style:font-name="Monaco" fo:font-size="15pt" fo:letter-spacing="normal" fo:font-style="normal" fo:font-weight="normal"/>
    </style:style>
    <style:style style:name="T5" style:family="text">
      <style:text-properties fo:font-variant="normal" fo:text-transform="none" fo:color="#666666" style:font-name="Monaco" fo:font-size="15pt" fo:letter-spacing="normal" fo:font-style="normal" fo:font-weight="bold"/>
    </style:style>
    <style:style style:name="T6" style:family="text">
      <style:text-properties fo:font-variant="normal" fo:text-transform="none" fo:color="#339966" style:font-name="Open Sans" fo:letter-spacing="normal" fo:font-style="normal" fo:font-weight="bold"/>
    </style:style>
    <style:style style:name="T7" style:family="text">
      <style:text-properties fo:font-variant="normal" fo:text-transform="none" fo:color="#7f0055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6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.Ejercicio</text:p>
      <text:p text:style-name="Standard"><draw:frame draw:style-name="fr1" draw:name="gráficos1" text:anchor-type="paragraph" svg:width="17cm" svg:height="8.703cm" draw:z-index="0"><draw:image xlink:href="Pictures/200000070000522B00002A12608797F0.svm" xlink:type="simple" xlink:show="embed" xlink:actuate="onLoad"/></draw:frame></text:p>
      <text:p text:style-name="Standard">1.<text:span text:style-name="T6">Ejercicio</text:span></text:p>
      <text:p text:style-name="P4"><text:span text:style-name="T1">Escribe una clase Multimedia para almacenar información de los objetos de tipo multimedia (películas, discos, mp3,mp4…). Esta clase contiene título, autor, formato, y duración como atributos. El formato puede ser uno de los siguientes: wav, mp3, midi, avi, mov, mpg, cdAudio y dvd. El valor de todos los atributos se pasa por parámetro en el momento de crear el objeto. Esta clase tiene además, un método para devolver cada uno de los atributos y un método </text:span><text:span text:style-name="Source_20_Text"><text:span text:style-name="T4">toString()</text:span></text:span><text:span text:style-name="T1"> que devuelve la información del objeto. Por último, un método </text:span><text:span text:style-name="Source_20_Text"><text:span text:style-name="T4">equals()</text:span></text:span><text:span text:style-name="T1"> que recibe un objeto de tipo Multimedia y devuelve true en caso de que el título y el autor sean iguales y false en caso contrario.</text:span></text:p>
      <text:p text:style-name="P4"><text:span text:style-name="T1">el tipo enumerado puede hacerse asi</text:span></text:p>
      <text:p text:style-name="P3"><text:span text:style-name="T7">package</text:span><text:span text:style-name="T8"> nb_pq;</text:span></text:p>
      <text:p text:style-name="P1"><text:span text:style-name="T10"><text:tab/></text:span><text:span text:style-name="T9">public</text:span><text:span text:style-name="T10"> </text:span><text:span text:style-name="T9">enum</text:span><text:span text:style-name="T10"> Formato {</text:span></text:p>
      <text:p text:style-name="P1"><text:span text:style-name="T10"><text:tab/> <text:s text:c="3"/></text:span><text:span text:style-name="T12">wav</text:span><text:span text:style-name="T10">, </text:span><text:span text:style-name="T12">mp3</text:span><text:span text:style-name="T10">, </text:span><text:span text:style-name="T12">midi</text:span><text:span text:style-name="T10">, </text:span><text:span text:style-name="T12">avi</text:span><text:span text:style-name="T10">, </text:span><text:span text:style-name="T12">mov</text:span><text:span text:style-name="T10">, </text:span><text:span text:style-name="T12">mpg</text:span><text:span text:style-name="T10">, </text:span><text:span text:style-name="T12">cdAudio</text:span><text:span text:style-name="T10">, </text:span><text:span text:style-name="T12">dvd</text:span></text:p>
      <text:p text:style-name="P2"><text:span text:style-name="T11"><text:tab/>}</text:span></text:p>
      <text:p text:style-name="P4"><text:span text:style-name="T1">2.Escribe una clase ListaMultimedia para almacenar objetos de tipo multimedia. La clase debe tener un atributo, que sea un array de objetos Multimedia y un entero para contar cuantos objetos hay almacenados. Además, tiene un constructor y los siguientes métodos:</text:span></text:p>
      <text:list xml:id="list6361925207390171962" text:style-name="L1">
        <text:list-item>
          <text:p text:style-name="P5"><text:soft-page-break/><text:span text:style-name="Strong_20_Emphasis"><text:span text:style-name="T2">el constructor</text:span></text:span><text:span text:style-name="T1"> recibe un entero por parámetro indicando el número máximo de objetos que va a almacenar.</text:span></text:p>
        </text:list-item>
        <text:list-item>
          <text:p text:style-name="P6"><text:span text:style-name="Strong_20_Emphasis"><text:span text:style-name="T2">int </text:span></text:span><text:span text:style-name="Strong_20_Emphasis"><text:span text:style-name="Source_20_Text"><text:span text:style-name="T5">size()</text:span></text:span></text:span><text:span text:style-name="Strong_20_Emphasis"><text:span text:style-name="T2">:</text:span></text:span><text:span text:style-name="T1"> devuelve el número de objetos que hay en la lista.</text:span></text:p>
        </text:list-item>
        <text:list-item>
          <text:p text:style-name="P6"><text:span text:style-name="Strong_20_Emphasis"><text:span text:style-name="T2">boolean </text:span></text:span><text:span text:style-name="Strong_20_Emphasis"><text:span text:style-name="Source_20_Text"><text:span text:style-name="T5">add(Multimedia m)</text:span></text:span></text:span><text:span text:style-name="Strong_20_Emphasis"><text:span text:style-name="T2">:</text:span></text:span><text:span text:style-name="T1"> añade el objeto al final de la lista, y devuelve </text:span><text:span text:style-name="Emphasis"><text:span text:style-name="T3">true</text:span></text:span><text:span text:style-name="T1">, en caso de que la lista esté llena, devuelve </text:span><text:span text:style-name="Emphasis"><text:span text:style-name="T3">false</text:span></text:span><text:span text:style-name="T1">.</text:span></text:p>
        </text:list-item>
        <text:list-item>
          <text:p text:style-name="P6"><text:span text:style-name="Strong_20_Emphasis"><text:span text:style-name="T2">Multimedia </text:span></text:span><text:span text:style-name="Strong_20_Emphasis"><text:span text:style-name="Source_20_Text"><text:span text:style-name="T5">get(int position)</text:span></text:span></text:span><text:span text:style-name="Strong_20_Emphasis"><text:span text:style-name="T2">:</text:span></text:span><text:span text:style-name="T1"> devuelve el objeto situado en la posición especificada.</text:span></text:p>
        </text:list-item>
        <text:list-item>
          <text:p text:style-name="P6"><text:span text:style-name="Strong_20_Emphasis"><text:span text:style-name="T2">String </text:span></text:span><text:span text:style-name="Strong_20_Emphasis"><text:span text:style-name="Source_20_Text"><text:span text:style-name="T5">toString()</text:span></text:span></text:span><text:span text:style-name="Strong_20_Emphasis"><text:span text:style-name="T2">:</text:span></text:span><text:span text:style-name="T1"> devuelve la información de los objetos que están en la lista.</text:span></text:p>
        </text:list-item>
      </text:list>
      <text:p text:style-name="P4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Consolas, 'Andale Mono', 'DejaVu Sans Mono', monospace"/>
    <style:font-face style:name="Open Sans" svg:font-family="'Open San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 </meta:initial-creator>
    <meta:creation-date>2019-01-22T17:35:53.12</meta:creation-date>
    <meta:document-statistic meta:table-count="0" meta:image-count="1" meta:object-count="0" meta:page-count="2" meta:paragraph-count="14" meta:word-count="259" meta:character-count="1548"/>
    <dc:date>2019-01-22T17:48:42.93</dc:date>
    <dc:creator>mer </dc:creator>
    <meta:editing-duration>PT12M55S</meta:editing-duration>
    <meta:editing-cycles>1</meta:editing-cycles>
    <meta:generator>OpenOffice/4.1.5$Win32 OpenOffice.org_project/415m1$Build-9789</meta:generator>
  </office:meta>
</office:document-meta>
</file>